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30f0" officeooo:paragraph-rsid="001e30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_is_the_first_password_so_creative_righ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12:32:04.950514409</meta:creation-date>
    <dc:date>2020-11-05T12:32:48.225113206</dc:date>
    <meta:editing-duration>PT44S</meta:editing-duration>
    <meta:editing-cycles>1</meta:editing-cycles>
    <meta:document-statistic meta:table-count="0" meta:image-count="0" meta:object-count="0" meta:page-count="1" meta:paragraph-count="1" meta:word-count="1" meta:character-count="44" meta:non-whitespace-character-count="44"/>
    <meta:generator>LibreOffice/6.4.6.2$Linux_X86_64 LibreOffice_project/40$Build-2</meta:generator>
  </office:meta>
</office:document-meta>
</file>